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50.6pt"/>
    </style:style>
    <style:style style:name="co3" style:family="table-column">
      <style:table-column-properties fo:break-before="auto" style:column-width="114.21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Slave_20_registers">
      <style:table-properties table:display="true" style:writing-mode="lr-tb"/>
    </style:style>
    <style:style style:name="ta2" style:family="table" style:master-page-name="PageStyle_5f_Device_20_register_20_implementation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128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ave registe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Modbus slave address 10</text:p>
          </table:table-cell>
          <table:table-cell table:number-columns-repeated="2"/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implemented registers</text:p>
          </table:table-cell>
          <table:table-cell table:number-columns-repeated="2"/>
          <table:table-cell table:number-columns-repeated="2" office:value-type="string" calcext:value-type="string">
            <text:p>1-1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style-name="ce3" office:value-type="string" calcext:value-type="string">
            <text:p>Inductive Power register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26-50</text:p>
          </table:table-cell>
          <table:table-cell table:style-name="ce3" office:value-type="string" calcext:value-type="string">
            <text:p>RF 1 device info (for example 16 channel thermocouple) : modbus register 26 =&gt; register 1 of the device implement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51-75</text:p>
          </table:table-cell>
          <table:table-cell table:style-name="ce3" office:value-type="string" calcext:value-type="string">
            <text:p>RF 2 device info (for example 16 channel thermocouple) : modbus register 51 =&gt; register 1 of the device implement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76-100</text:p>
          </table:table-cell>
          <table:table-cell table:style-name="ce3" office:value-type="string" calcext:value-type="string">
            <text:p>RF 3 device info (for example 16 channel thermocouple) : modbus register 76 =&gt; register 1 of the device implement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101-125</text:p>
          </table:table-cell>
          <table:table-cell table:style-name="ce3" office:value-type="string" calcext:value-type="string">
            <text:p>RF 4 device info (for example 16 channel thermocouple) : modbus register 101 =&gt; register 1 of the device implementa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Modbus slave address 11</text:p>
          </table:table-cell>
          <table:table-cell table:number-columns-repeated="2"/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implemented registers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style-name="ce3" office:value-type="string" calcext:value-type="string">
            <text:p>RF 1 device info (for example 16 channel thermocouple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Modbus slave address 12</text:p>
          </table:table-cell>
          <table:table-cell table:number-columns-repeated="2"/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implemented registers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style-name="ce3" office:value-type="string" calcext:value-type="string">
            <text:p>RF 2 device info (for example 16 channel thermocouple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Modbus slave address 13</text:p>
          </table:table-cell>
          <table:table-cell table:number-columns-repeated="2"/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implemented registers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style-name="ce3" office:value-type="string" calcext:value-type="string">
            <text:p>RF 3 device info (for example 16 channel thermocouple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Modbus slave address 14</text:p>
          </table:table-cell>
          <table:table-cell table:number-columns-repeated="2"/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implemented registers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register area</text:p>
          </table:table-cell>
          <table:table-cell table:number-columns-repeated="2"/>
          <table:table-cell table:number-columns-repeated="2" table:style-name="ce3" office:value-type="string" calcext:value-type="string">
            <text:p>1-25</text:p>
          </table:table-cell>
          <table:table-cell table:style-name="ce3" office:value-type="string" calcext:value-type="string">
            <text:p>RF 4 device info (for example 16 channel thermocouple)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 register implementations" table:style-name="ta2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Wireless Inductive Power Supply register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Inductive power input voltage <text:s/>[0,01V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 ch Uout</text:p>
          </table:table-cell>
          <table:table-cell office:value-type="string" calcext:value-type="string">
            <text:p>channel 1 output voltage [0,01V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1 ch Iout</text:p>
          </table:table-cell>
          <table:table-cell office:value-type="string" calcext:value-type="string">
            <text:p>channel 1 output current [0,01A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1 ch Iout filtered</text:p>
          </table:table-cell>
          <table:table-cell office:value-type="string" calcext:value-type="string">
            <text:p>channel 1 output current, filtered cut off frequency 6,5 Hz [0,01A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2 ch Uout</text:p>
          </table:table-cell>
          <table:table-cell office:value-type="string" calcext:value-type="string">
            <text:p>channel 2 output voltage [0,01V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2 ch Iout</text:p>
          </table:table-cell>
          <table:table-cell office:value-type="string" calcext:value-type="string">
            <text:p>channel 2 output current [0,01A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2 ch Iout filtered</text:p>
          </table:table-cell>
          <table:table-cell office:value-type="string" calcext:value-type="string">
            <text:p>channel 2 output current, filtered cut off frequency 6,5 Hz [0,01A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3 ch Uout</text:p>
          </table:table-cell>
          <table:table-cell office:value-type="string" calcext:value-type="string">
            <text:p>channel 3 output voltage [0,01V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3 ch Iout</text:p>
          </table:table-cell>
          <table:table-cell office:value-type="string" calcext:value-type="string">
            <text:p>channel 3 output current [0,01A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3 ch Iout filtered</text:p>
          </table:table-cell>
          <table:table-cell office:value-type="string" calcext:value-type="string">
            <text:p>channel 3 output current, filtered cut off frequency 6,5 Hz [0,01A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4 ch Uout</text:p>
          </table:table-cell>
          <table:table-cell office:value-type="string" calcext:value-type="string">
            <text:p>channel 4 output voltage [0,01V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4 ch Iout</text:p>
          </table:table-cell>
          <table:table-cell office:value-type="string" calcext:value-type="string">
            <text:p>channel 4 output current [0,01A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4 ch Iout filtered</text:p>
          </table:table-cell>
          <table:table-cell office:value-type="string" calcext:value-type="string">
            <text:p>channel 4 output current, filtered cut off frequency 6,5 Hz [0,01A]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1+[.B17]"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18]"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19]"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0]" office:value-type="float" office:value="17" calcext:value-type="float">
            <text:p>17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1]" office:value-type="float" office:value="18" calcext:value-type="float">
            <text:p>18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2]" office:value-type="float" office:value="19" calcext:value-type="float">
            <text:p>19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3]" office:value-type="float" office:value="20" calcext:value-type="float">
            <text:p>20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4]" office:value-type="float" office:value="21" calcext:value-type="float">
            <text:p>21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5]" office:value-type="float" office:value="22" calcext:value-type="float">
            <text:p>22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6]" office:value-type="float" office:value="23" calcext:value-type="float">
            <text:p>23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7]" office:value-type="float" office:value="24" calcext:value-type="float">
            <text:p>24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1+[.B28]" office:value-type="float" office:value="25" calcext:value-type="float">
            <text:p>25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16 Channe Thermocouple register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34]+1" office:value-type="float" office:value="2" calcext:value-type="float">
            <text:p>2</text:p>
          </table:table-cell>
          <table:table-cell office:value-type="string" calcext:value-type="string">
            <text:p>2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35]+1" office:value-type="float" office:value="3" calcext:value-type="float">
            <text:p>3</text:p>
          </table:table-cell>
          <table:table-cell office:value-type="string" calcext:value-type="string">
            <text:p>3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36]+1" office:value-type="float" office:value="4" calcext:value-type="float">
            <text:p>4</text:p>
          </table:table-cell>
          <table:table-cell office:value-type="string" calcext:value-type="string">
            <text:p>4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37]+1" office:value-type="float" office:value="5" calcext:value-type="float">
            <text:p>5</text:p>
          </table:table-cell>
          <table:table-cell office:value-type="string" calcext:value-type="string">
            <text:p>5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38]+1" office:value-type="float" office:value="6" calcext:value-type="float">
            <text:p>6</text:p>
          </table:table-cell>
          <table:table-cell office:value-type="string" calcext:value-type="string">
            <text:p>6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39]+1" office:value-type="float" office:value="7" calcext:value-type="float">
            <text:p>7</text:p>
          </table:table-cell>
          <table:table-cell office:value-type="string" calcext:value-type="string">
            <text:p>7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0]+1" office:value-type="float" office:value="8" calcext:value-type="float">
            <text:p>8</text:p>
          </table:table-cell>
          <table:table-cell office:value-type="string" calcext:value-type="string">
            <text:p>8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1]+1" office:value-type="float" office:value="9" calcext:value-type="float">
            <text:p>9</text:p>
          </table:table-cell>
          <table:table-cell office:value-type="string" calcext:value-type="string">
            <text:p>9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2]+1" office:value-type="float" office:value="10" calcext:value-type="float">
            <text:p>10</text:p>
          </table:table-cell>
          <table:table-cell office:value-type="string" calcext:value-type="string">
            <text:p>10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3]+1" office:value-type="float" office:value="11" calcext:value-type="float">
            <text:p>11</text:p>
          </table:table-cell>
          <table:table-cell office:value-type="string" calcext:value-type="string">
            <text:p>11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4]+1" office:value-type="float" office:value="12" calcext:value-type="float">
            <text:p>12</text:p>
          </table:table-cell>
          <table:table-cell office:value-type="string" calcext:value-type="string">
            <text:p>12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5]+1" office:value-type="float" office:value="13" calcext:value-type="float">
            <text:p>13</text:p>
          </table:table-cell>
          <table:table-cell office:value-type="string" calcext:value-type="string">
            <text:p>13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6]+1" office:value-type="float" office:value="14" calcext:value-type="float">
            <text:p>14</text:p>
          </table:table-cell>
          <table:table-cell office:value-type="string" calcext:value-type="string">
            <text:p>14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7]+1" office:value-type="float" office:value="15" calcext:value-type="float">
            <text:p>15</text:p>
          </table:table-cell>
          <table:table-cell office:value-type="string" calcext:value-type="string">
            <text:p>15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8]+1" office:value-type="float" office:value="16" calcext:value-type="float">
            <text:p>16</text:p>
          </table:table-cell>
          <table:table-cell office:value-type="string" calcext:value-type="string">
            <text:p>16 ch Temperature</text:p>
          </table:table-cell>
          <table:table-cell office:value-type="string" calcext:value-type="string">
            <text:p>Temperature [1/16 <text:span text:style-name="T1">°C]</text:span>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49]+1" office:value-type="float" office:value="17" calcext:value-type="float">
            <text:p>17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[.B50]+1" office:value-type="float" office:value="18" calcext:value-type="float">
            <text:p>18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[.B51]+1" office:value-type="float" office:value="19" calcext:value-type="float">
            <text:p>19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[.B52]+1" office:value-type="float" office:value="20" calcext:value-type="float">
            <text:p>20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Rx packet index</text:p>
          </table:table-cell>
          <table:table-cell office:value-type="string" calcext:value-type="string">
            <text:p>Running index of received packe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Rx status </text:p>
          </table:table-cell>
          <table:table-cell office:value-type="string" calcext:value-type="string">
            <text:p>current status of the receivers: 0 if no packet received, 1 if RF 1 received, 2 if RF 2 received, 3 if both received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55]+1" office:value-type="float" office:value="23" calcext:value-type="float">
            <text:p>23</text:p>
          </table:table-cell>
          <table:table-cell office:value-type="string" calcext:value-type="string">
            <text:p>Rx success ratio</text:p>
          </table:table-cell>
          <table:table-cell office:value-type="string" calcext:value-type="string">
            <text:p>indicates ratio of successfully received packets per second: 100 if all packet received, 0 if no packet received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[.B56]+1" office:value-type="float" office:value="24" calcext:value-type="float">
            <text:p>24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>
          <table:table-cell/>
          <table:table-cell table:style-name="ce4" table:formula="of:=[.B57]+1" office:value-type="float" office:value="25" calcext:value-type="float">
            <text:p>25</text:p>
          </table:table-cell>
          <table:table-cell office:value-type="string" calcext:value-type="string">
            <text:p>Reserved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lave_20_registers" style:display-name="PageStyle_Slave regi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_20_register_20_implementations" style:display-name="PageStyle_Device register implementa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dc:creator>tri010</dc:creator>
    <meta:creation-date>2013-01-03T13:35:35</meta:creation-date>
    <dc:date>2015-09-06T07:20:55</dc:date>
    <meta:generator>LibreOffice/6.2.0.3$Linux_X86_64 LibreOffice_project/98c6a8a1c6c7b144ce3cc729e34964b47ce25d62</meta:generator>
    <meta:document-statistic meta:table-count="2" meta:cell-count="2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